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4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8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9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2.143cm" style:use-optimal-column-width="false" fo:break-before="auto"/>
    </style:style>
    <style:style style:family="table-column" style:name="co3">
      <style:table-column-properties style:column-width="2.09cm" style:use-optimal-column-width="false" fo:break-before="auto"/>
    </style:style>
    <style:style style:family="table-column" style:name="co4">
      <style:table-column-properties style:column-width="1.799cm" style:use-optimal-column-width="false" fo:break-before="auto"/>
    </style:style>
    <style:style style:family="table-column" style:name="co5">
      <style:table-column-properties style:column-width="8.282cm" style:use-optimal-column-width="false" fo:break-before="auto"/>
    </style:style>
    <style:style style:family="table-column" style:name="co6">
      <style:table-column-properties style:column-width="2.646cm" style:use-optimal-column-width="false" fo:break-before="auto"/>
    </style:style>
    <style:style style:family="table-column" style:name="co7">
      <style:table-column-properties style:column-width="0.7409cm" style:use-optimal-column-width="false" fo:break-before="auto"/>
    </style:style>
    <style:style style:family="table-column" style:name="co8">
      <style:table-column-properties style:column-width="3.228cm" style:use-optimal-column-width="false" fo:break-before="auto"/>
    </style:style>
    <style:style style:family="table-column" style:name="co9">
      <style:table-column-properties style:column-width="0.7409cm" style:use-optimal-column-width="false" fo:break-before="auto"/>
    </style:style>
    <style:style style:family="table-column" style:name="co10">
      <style:table-column-properties style:column-width="1.138cm" style:use-optimal-column-width="false" fo:break-before="auto"/>
    </style:style>
    <style:style style:family="table-column" style:name="co11">
      <style:table-column-properties style:column-width="1.244cm" style:use-optimal-column-width="false" fo:break-before="auto"/>
    </style:style>
    <style:style style:family="table-column" style:name="co12">
      <style:table-column-properties style:column-width="1.376cm" style:use-optimal-column-width="false" fo:break-before="auto"/>
    </style:style>
    <style:style style:family="table-column" style:name="co13">
      <style:table-column-properties style:column-width="1.508cm" style:use-optimal-column-width="false" fo:break-before="auto"/>
    </style:style>
    <style:style style:family="table-column" style:name="co14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able-row" style:name="ro97">
      <style:table-row-properties style:row-height="12.75pt" style:use-optimal-row-height="false" fo:break-before="auto"/>
    </style:style>
    <style:style style:family="table-row" style:name="ro98">
      <style:table-row-properties style:row-height="12.75pt" style:use-optimal-row-height="false" fo:break-before="auto"/>
    </style:style>
    <style:style style:family="table-row" style:name="ro99">
      <style:table-row-properties style:row-height="12.6pt" style:use-optimal-row-height="false" fo:break-before="auto"/>
    </style:style>
    <style:style style:family="table-row" style:name="ro100">
      <style:table-row-properties style:row-height="13.4pt" style:use-optimal-row-height="false" fo:break-before="auto"/>
    </style:style>
    <style:style style:family="table-row" style:name="ro101">
      <style:table-row-properties style:row-height="13.45pt" style:use-optimal-row-height="false" fo:break-before="auto"/>
    </style:style>
    <style:style style:family="table-row" style:name="ro102">
      <style:table-row-properties style:row-height="13.45pt" style:use-optimal-row-height="false" fo:break-before="auto"/>
    </style:style>
    <style:style style:family="table-row" style:name="ro103">
      <style:table-row-properties style:row-height="13.5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number-columns-repeated="101" table:style-name="co10" table:default-cell-style-name="ce4"/>
        <table:table-column table:number-columns-repeated="101" table:style-name="co11" table:default-cell-style-name="ce4"/>
        <table:table-column table:number-columns-repeated="101" table:style-name="co12" table:default-cell-style-name="ce4"/>
        <table:table-column table:style-name="co13" table:default-cell-style-name="ce4"/>
        <table:table-column table:number-columns-repeated="100" table:style-name="co14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office:value-type="string">
            <text:p><text:span text:style-name="T5">Tempo gasto</text:span></text:p>
          </table:table-cell>
          <table:table-cell table:number-columns-repeated="1024"/>
        </table:table-row>
        <table:table-row table:style-name="ro3">
          <table:table-cell table:style-name="ce5" office:value-type="date" office:date-value="2022-03-09"/>
          <table:table-cell table:style-name="ce6" office:value-type="time" office:time-value="PT14H00M00S"/>
          <table:table-cell table:style-name="ce6" office:value-type="time" office:time-value="PT14H30M00S"/>
          <table:table-cell office:value-type="string">
            <text:p><text:span text:style-name="T6">Criação do projeto laravel e conexão com postgres</text:span></text:p>
          </table:table-cell>
          <table:table-cell table:style-name="ce6" table:formula="of:=[.C2]-[.B2]" office:value-type="time" office:time-value="PT00H30M00S"/>
          <table:table-cell/>
          <table:table-cell table:style-name="ce7" table:formula="of:=SUM([.E:.E])*24" office:value-type="float" office:value="154.88138888888892">
            <text:p>154.88138888888892</text:p>
          </table:table-cell>
          <table:table-cell table:number-columns-repeated="1024"/>
        </table:table-row>
        <table:table-row table:style-name="ro4">
          <table:table-cell table:style-name="ce5" office:value-type="date" office:date-value="2022-03-14"/>
          <table:table-cell table:style-name="ce6" office:value-type="time" office:time-value="PT15H45M00S"/>
          <table:table-cell table:style-name="ce6" office:value-type="time" office:time-value="PT16H10M00S"/>
          <table:table-cell office:value-type="string">
            <text:p><text:span text:style-name="T7">Casos de uso e começo do diagrama ER</text:span></text:p>
          </table:table-cell>
          <table:table-cell table:style-name="ce6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5" office:value-type="date" office:date-value="2022-03-14"/>
          <table:table-cell table:style-name="ce6" office:value-type="time" office:time-value="PT16H20M00S"/>
          <table:table-cell table:style-name="ce6" office:value-type="time" office:time-value="PT17H30M00S"/>
          <table:table-cell office:value-type="string">
            <text:p><text:span text:style-name="T8">Parte do diagrama ER e revisão geral do projeto</text:span></text:p>
          </table:table-cell>
          <table:table-cell table:style-name="ce6" table:formula="of:=[.C4]-[.B4]" office:value-type="time" office:time-value="PT01H10M00S"/>
          <table:table-cell table:number-columns-repeated="1024"/>
        </table:table-row>
        <table:table-row table:style-name="ro6">
          <table:table-cell table:style-name="ce5" office:value-type="date" office:date-value="2022-03-20"/>
          <table:table-cell table:style-name="ce6" office:value-type="time" office:time-value="PT15H19M59S"/>
          <table:table-cell table:style-name="ce6" office:value-type="time" office:time-value="PT15H30M00S"/>
          <table:table-cell office:value-type="string">
            <text:p><text:span text:style-name="T9">Estudo da Integração PHP mercado pago</text:span></text:p>
          </table:table-cell>
          <table:table-cell table:style-name="ce6" table:formula="of:=[.C5]-[.B5]" office:value-type="time" office:time-value="PT00H10M00S"/>
          <table:table-cell table:number-columns-repeated="1024"/>
        </table:table-row>
        <table:table-row table:style-name="ro7">
          <table:table-cell table:style-name="ce5" office:value-type="date" office:date-value="2022-03-20"/>
          <table:table-cell table:style-name="ce6" office:value-type="time" office:time-value="PT16H25M00S"/>
          <table:table-cell table:style-name="ce6" office:value-type="time" office:time-value="PT17H20M00S"/>
          <table:table-cell office:value-type="string">
            <text:p><text:span text:style-name="T10">Estudo da Integração PHP mercado pago</text:span></text:p>
          </table:table-cell>
          <table:table-cell table:style-name="ce6" table:formula="of:=[.C6]-[.B6]" office:value-type="time" office:time-value="PT00H55M00S"/>
          <table:table-cell table:number-columns-repeated="1024"/>
        </table:table-row>
        <table:table-row table:style-name="ro8">
          <table:table-cell table:style-name="ce5" office:value-type="date" office:date-value="2022-03-20"/>
          <table:table-cell table:style-name="ce6" office:value-type="time" office:time-value="PT17H40M00S"/>
          <table:table-cell table:style-name="ce6" office:value-type="time" office:time-value="PT18H50M00S"/>
          <table:table-cell office:value-type="string">
            <text:p><text:span text:style-name="T11">Estudo da Integração PHP mercado pago</text:span></text:p>
          </table:table-cell>
          <table:table-cell table:style-name="ce6" table:formula="of:=[.C7]-[.B7]" office:value-type="time" office:time-value="PT01H10M00S"/>
          <table:table-cell table:number-columns-repeated="1024"/>
        </table:table-row>
        <table:table-row table:style-name="ro9">
          <table:table-cell table:style-name="ce5" office:value-type="date" office:date-value="2022-03-21"/>
          <table:table-cell table:style-name="ce6" office:value-type="time" office:time-value="PT10H55M00S"/>
          <table:table-cell table:style-name="ce6" office:value-type="time" office:time-value="PT13H30M00S"/>
          <table:table-cell office:value-type="string">
            <text:p><text:span text:style-name="T12">Mudança de planos: Pagamento não será redirecionado, falha ao gerar boleto</text:span></text:p>
          </table:table-cell>
          <table:table-cell table:style-name="ce6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5" office:value-type="date" office:date-value="2022-03-21"/>
          <table:table-cell table:style-name="ce6" office:value-type="time" office:time-value="PT15H30M00S"/>
          <table:table-cell table:style-name="ce6" office:value-type="time" office:time-value="PT19H40M00S"/>
          <table:table-cell office:value-type="string">
            <text:p><text:span text:style-name="T13">Request, Model, Migration, Seeder, API Route and Factory for User</text:span></text:p>
          </table:table-cell>
          <table:table-cell table:style-name="ce6" table:formula="of:=[.C9]-[.B9]" office:value-type="time" office:time-value="PT04H10M00S"/>
          <table:table-cell table:number-columns-repeated="1024"/>
        </table:table-row>
        <table:table-row table:style-name="ro11">
          <table:table-cell table:style-name="ce5" office:value-type="date" office:date-value="2022-03-22"/>
          <table:table-cell table:style-name="ce6" office:value-type="time" office:time-value="PT15H00M00S"/>
          <table:table-cell table:style-name="ce6" office:value-type="time" office:time-value="PT18H15M00S"/>
          <table:table-cell office:value-type="string">
            <text:p><text:span text:style-name="T14">Finalizado CRUD User</text:span></text:p>
          </table:table-cell>
          <table:table-cell table:style-name="ce6" table:formula="of:=[.C10]-[.B10]" office:value-type="time" office:time-value="PT03H15M00S"/>
          <table:table-cell table:number-columns-repeated="1024"/>
        </table:table-row>
        <table:table-row table:style-name="ro12">
          <table:table-cell table:style-name="ce5" office:value-type="date" office:date-value="2022-03-23"/>
          <table:table-cell table:style-name="ce6" office:value-type="time" office:time-value="PT13H55M00S"/>
          <table:table-cell table:style-name="ce6" office:value-type="time" office:time-value="PT15H50M00S"/>
          <table:table-cell office:value-type="string">
            <text:p><text:span text:style-name="T15">Início da autenticação</text:span></text:p>
          </table:table-cell>
          <table:table-cell table:style-name="ce6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5" office:value-type="date" office:date-value="2022-03-23"/>
          <table:table-cell table:style-name="ce6" office:value-type="time" office:time-value="PT19H20M00S"/>
          <table:table-cell table:style-name="ce6" office:value-type="time" office:time-value="PT20H25M00S"/>
          <table:table-cell office:value-type="string">
            <text:p><text:span text:style-name="T16">Autenticação e envio de e-mail</text:span></text:p>
          </table:table-cell>
          <table:table-cell table:style-name="ce6" table:formula="of:=[.C12]-[.B12]" office:value-type="time" office:time-value="PT01H05M00S"/>
          <table:table-cell table:number-columns-repeated="1024"/>
        </table:table-row>
        <table:table-row table:style-name="ro14">
          <table:table-cell table:style-name="ce5" office:value-type="date" office:date-value="2022-03-24"/>
          <table:table-cell table:style-name="ce6" office:value-type="time" office:time-value="PT16H49M59S"/>
          <table:table-cell table:style-name="ce6" office:value-type="time" office:time-value="PT18H10M00S"/>
          <table:table-cell office:value-type="string">
            <text:p><text:span text:style-name="T17">Redefinição de senhas</text:span></text:p>
          </table:table-cell>
          <table:table-cell table:style-name="ce6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5" office:value-type="date" office:date-value="2022-03-25"/>
          <table:table-cell table:style-name="ce6" office:value-type="time" office:time-value="PT15H30M00S"/>
          <table:table-cell table:style-name="ce6" office:value-type="time" office:time-value="PT18H00M00S"/>
          <table:table-cell office:value-type="string">
            <text:p><text:span text:style-name="T18">Verificação de e-mail, refatoração e vue.js</text:span></text:p>
          </table:table-cell>
          <table:table-cell table:style-name="ce6" table:formula="of:=[.C14]-[.B14]" office:value-type="time" office:time-value="PT02H30M00S"/>
          <table:table-cell table:number-columns-repeated="1024"/>
        </table:table-row>
        <table:table-row table:style-name="ro16">
          <table:table-cell table:style-name="ce5" office:value-type="date" office:date-value="2022-03-31"/>
          <table:table-cell table:style-name="ce6" office:value-type="time" office:time-value="PT14H10M00S"/>
          <table:table-cell table:style-name="ce6" office:value-type="time" office:time-value="PT15H19M59S"/>
          <table:table-cell office:value-type="string">
            <text:p><text:span text:style-name="T19">Estilizando Landing Page</text:span></text:p>
          </table:table-cell>
          <table:table-cell table:style-name="ce6" table:formula="of:=[.C15]-[.B15]" office:value-type="time" office:time-value="PT01H10M00S"/>
          <table:table-cell table:number-columns-repeated="1024"/>
        </table:table-row>
        <table:table-row table:style-name="ro17">
          <table:table-cell table:style-name="ce5" office:value-type="date" office:date-value="2022-04-10"/>
          <table:table-cell table:style-name="ce6" office:value-type="time" office:time-value="PT17H10M00S"/>
          <table:table-cell table:style-name="ce6" office:value-type="time" office:time-value="PT19H50M00S"/>
          <table:table-cell office:value-type="string">
            <text:p><text:span text:style-name="T20">Estilizando Landing Page</text:span></text:p>
          </table:table-cell>
          <table:table-cell table:style-name="ce6" table:formula="of:=[.C16]-[.B16]" office:value-type="time" office:time-value="PT02H40M00S"/>
          <table:table-cell table:number-columns-repeated="1024"/>
        </table:table-row>
        <table:table-row table:style-name="ro18">
          <table:table-cell table:style-name="ce5" office:value-type="date" office:date-value="2022-04-11"/>
          <table:table-cell table:style-name="ce6" office:value-type="time" office:time-value="PT20H20M00S"/>
          <table:table-cell table:style-name="ce6" office:value-type="time" office:time-value="PT21H55M00S"/>
          <table:table-cell office:value-type="string">
            <text:p><text:span text:style-name="T21">Estilizando Landing Page</text:span></text:p>
          </table:table-cell>
          <table:table-cell table:style-name="ce6" table:formula="of:=[.C17]-[.B17]" office:value-type="time" office:time-value="PT01H35M00S"/>
          <table:table-cell table:number-columns-repeated="1024"/>
        </table:table-row>
        <table:table-row table:style-name="ro19">
          <table:table-cell table:style-name="ce5" office:value-type="date" office:date-value="2022-04-13"/>
          <table:table-cell table:style-name="ce6" office:value-type="time" office:time-value="PT11H00M00S"/>
          <table:table-cell table:style-name="ce6" office:value-type="time" office:time-value="PT11H45M00S"/>
          <table:table-cell office:value-type="string">
            <text:p><text:span text:style-name="T22">Estilizando Landing Page</text:span></text:p>
          </table:table-cell>
          <table:table-cell table:style-name="ce6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5" office:value-type="date" office:date-value="2022-04-14"/>
          <table:table-cell table:style-name="ce6" office:value-type="time" office:time-value="PT10H25M00S"/>
          <table:table-cell table:style-name="ce6" office:value-type="time" office:time-value="PT13H55M00S"/>
          <table:table-cell office:value-type="string">
            <text:p><text:span text:style-name="T23">Landing Page concluída</text:span></text:p>
          </table:table-cell>
          <table:table-cell table:style-name="ce6" table:formula="of:=[.C19]-[.B19]" office:value-type="time" office:time-value="PT03H30M00S"/>
          <table:table-cell table:style-name="ce6"/>
          <table:table-cell table:number-columns-repeated="1024"/>
        </table:table-row>
        <table:table-row table:style-name="ro21">
          <table:table-cell table:style-name="ce5" office:value-type="date" office:date-value="2022-04-15"/>
          <table:table-cell table:style-name="ce6" office:value-type="time" office:time-value="PT11H40M00S"/>
          <table:table-cell table:style-name="ce6" office:value-type="time" office:time-value="PT14H10M00S"/>
          <table:table-cell office:value-type="string">
            <text:p><text:span text:style-name="T24">Estilizando Formulário de login</text:span></text:p>
          </table:table-cell>
          <table:table-cell table:style-name="ce6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5" office:value-type="date" office:date-value="2022-04-16"/>
          <table:table-cell table:style-name="ce6" office:value-type="time" office:time-value="PT11H00M00S"/>
          <table:table-cell table:style-name="ce6" office:value-type="time" office:time-value="PT12H08M00S"/>
          <table:table-cell office:value-type="string">
            <text:p><text:span text:style-name="T25">Estilizando Formulário de registro</text:span></text:p>
          </table:table-cell>
          <table:table-cell table:style-name="ce6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5" office:value-type="date" office:date-value="2022-04-16"/>
          <table:table-cell table:style-name="ce6" office:value-type="time" office:time-value="PT12H30M00S"/>
          <table:table-cell table:style-name="ce6" office:value-type="time" office:time-value="PT14H40M00S"/>
          <table:table-cell office:value-type="string">
            <text:p><text:span text:style-name="T26">Estilizando Formulário de registro</text:span></text:p>
          </table:table-cell>
          <table:table-cell table:style-name="ce6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5" office:value-type="date" office:date-value="2022-04-16"/>
          <table:table-cell table:style-name="ce6" office:value-type="time" office:time-value="PT16H00M00S"/>
          <table:table-cell table:style-name="ce6" office:value-type="time" office:time-value="PT17H00M00S"/>
          <table:table-cell office:value-type="string">
            <text:p><text:span text:style-name="T27">Editando Controller de registro</text:span></text:p>
          </table:table-cell>
          <table:table-cell table:style-name="ce6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5" office:value-type="date" office:date-value="2022-04-17"/>
          <table:table-cell table:style-name="ce6" office:value-type="time" office:time-value="PT14H45M00S"/>
          <table:table-cell table:style-name="ce6" office:value-type="time" office:time-value="PT15H40M00S"/>
          <table:table-cell office:value-type="string">
            <text:p><text:span text:style-name="T28">Form de verificação de e-mails e limpando blade APP</text:span></text:p>
          </table:table-cell>
          <table:table-cell table:style-name="ce6" table:formula="of:=[.C24]-[.B24]" office:value-type="time" office:time-value="PT00H55M00S"/>
          <table:table-cell table:number-columns-repeated="1024"/>
        </table:table-row>
        <table:table-row table:style-name="ro26">
          <table:table-cell table:style-name="ce5" office:value-type="date" office:date-value="2022-04-17"/>
          <table:table-cell table:style-name="ce6" office:value-type="time" office:time-value="PT16H00M00S"/>
          <table:table-cell table:style-name="ce6" office:value-type="time" office:time-value="PT17H20M00S"/>
          <table:table-cell office:value-type="string">
            <text:p><text:span text:style-name="T29">Configure Vue3 and vue-router</text:span></text:p>
          </table:table-cell>
          <table:table-cell table:style-name="ce6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5" office:value-type="date" office:date-value="2022-04-17"/>
          <table:table-cell table:style-name="ce6" office:value-type="time" office:time-value="PT20H15M00S"/>
          <table:table-cell table:style-name="ce6" office:value-type="time" office:time-value="PT23H50M00S"/>
          <table:table-cell office:value-type="string">
            <text:p><text:span text:style-name="T30">Style header, footer and main content</text:span></text:p>
          </table:table-cell>
          <table:table-cell table:style-name="ce6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5" office:value-type="date" office:date-value="2022-04-18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31">Img minify and frontend routes</text:span></text:p>
          </table:table-cell>
          <table:table-cell table:style-name="ce6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5" office:value-type="date" office:date-value="2022-04-19"/>
          <table:table-cell table:style-name="ce6" office:value-type="time" office:time-value="PT13H45M00S"/>
          <table:table-cell table:style-name="ce6" office:value-type="time" office:time-value="PT17H15M00S"/>
          <table:table-cell office:value-type="string">
            <text:p><text:span text:style-name="T32">Frontend Components and Home page</text:span></text:p>
          </table:table-cell>
          <table:table-cell table:style-name="ce6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5" office:value-type="date" office:date-value="2022-04-19"/>
          <table:table-cell table:style-name="ce6" office:value-type="time" office:time-value="PT19H50M00S"/>
          <table:table-cell table:style-name="ce6" office:value-type="time" office:time-value="PT21H50M00S"/>
          <table:table-cell office:value-type="string">
            <text:p><text:span text:style-name="T33">Solve client routing</text:span></text:p>
          </table:table-cell>
          <table:table-cell table:style-name="ce6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5" office:value-type="date" office:date-value="2022-04-20"/>
          <table:table-cell table:style-name="ce6" office:value-type="time" office:time-value="PT17H10M00S"/>
          <table:table-cell table:style-name="ce6" office:value-type="time" office:time-value="PT18H10M00S"/>
          <table:table-cell office:value-type="string">
            <text:p><text:span text:style-name="T34">Acompanhamento do projeto e testes iniciais</text:span></text:p>
          </table:table-cell>
          <table:table-cell table:style-name="ce6" table:formula="of:=[.C30]-[.B30]" office:value-type="time" office:time-value="PT01H00M00S"/>
          <table:table-cell table:number-columns-repeated="1024"/>
        </table:table-row>
        <table:table-row table:style-name="ro32">
          <table:table-cell table:style-name="ce5" office:value-type="date" office:date-value="2022-04-21"/>
          <table:table-cell table:style-name="ce6" office:value-type="time" office:time-value="PT13H30M00S"/>
          <table:table-cell table:style-name="ce6" office:value-type="time" office:time-value="PT14H00M00S"/>
          <table:table-cell office:value-type="string">
            <text:p><text:span text:style-name="T35">Material Icons import</text:span></text:p>
          </table:table-cell>
          <table:table-cell table:style-name="ce6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5" office:value-type="date" office:date-value="2022-04-21"/>
          <table:table-cell table:style-name="ce6" office:value-type="time" office:time-value="PT16H20M00S"/>
          <table:table-cell table:style-name="ce6" office:value-type="time" office:time-value="PT18H50M00S"/>
          <table:table-cell office:value-type="string">
            <text:p><text:span text:style-name="T36">Admin pages and some components</text:span></text:p>
          </table:table-cell>
          <table:table-cell table:style-name="ce6" table:formula="of:=[.C32]-[.B32]" office:value-type="time" office:time-value="PT02H30M00S"/>
          <table:table-cell table:number-columns-repeated="1024"/>
        </table:table-row>
        <table:table-row table:style-name="ro34">
          <table:table-cell table:style-name="ce5" office:value-type="date" office:date-value="2022-04-23"/>
          <table:table-cell table:style-name="ce6" office:value-type="time" office:time-value="PT18H45M00S"/>
          <table:table-cell table:style-name="ce6" office:value-type="time" office:time-value="PT22H10M00S"/>
          <table:table-cell office:value-type="string">
            <text:p><text:span text:style-name="T37">Inputs and form data</text:span></text:p>
          </table:table-cell>
          <table:table-cell table:style-name="ce6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5" office:value-type="date" office:date-value="2022-04-24"/>
          <table:table-cell table:style-name="ce6" office:value-type="time" office:time-value="PT18H35M00S"/>
          <table:table-cell table:style-name="ce6" office:value-type="time" office:time-value="PT19H50M00S"/>
          <table:table-cell office:value-type="string">
            <text:p><text:span text:style-name="T38">Admin: tournaments and users pages, client: tournaments and home page</text:span></text:p>
          </table:table-cell>
          <table:table-cell table:style-name="ce6" table:formula="of:=[.C34]-[.B34]" office:value-type="time" office:time-value="PT01H15M00S"/>
          <table:table-cell table:number-columns-repeated="1024"/>
        </table:table-row>
        <table:table-row table:style-name="ro36">
          <table:table-cell table:style-name="ce5" office:value-type="date" office:date-value="2022-04-25"/>
          <table:table-cell table:style-name="ce6" office:value-type="time" office:time-value="PT18H00M00S"/>
          <table:table-cell table:style-name="ce6" office:value-type="time" office:time-value="PT21H40M00S"/>
          <table:table-cell office:value-type="string">
            <text:p><text:span text:style-name="T39">Client frontend further styling and useful components, v-model correction</text:span></text:p>
          </table:table-cell>
          <table:table-cell table:style-name="ce6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5" office:value-type="date" office:date-value="2022-04-26"/>
          <table:table-cell table:style-name="ce6" office:value-type="time" office:time-value="PT19H20M00S"/>
          <table:table-cell table:style-name="ce6" office:value-type="time" office:time-value="PT21H40M00S"/>
          <table:table-cell office:value-type="string">
            <text:p><text:span text:style-name="T40">Client profile page</text:span></text:p>
          </table:table-cell>
          <table:table-cell table:style-name="ce6" table:formula="of:=[.C36]-[.B36]" office:value-type="time" office:time-value="PT02H20M00S"/>
          <table:table-cell table:number-columns-repeated="1024"/>
        </table:table-row>
        <table:table-row table:style-name="ro38">
          <table:table-cell table:style-name="ce5" office:value-type="date" office:date-value="2022-04-27"/>
          <table:table-cell table:style-name="ce6" office:value-type="time" office:time-value="PT18H45M00S"/>
          <table:table-cell table:style-name="ce6" office:value-type="time" office:time-value="PT21H00M00S"/>
          <table:table-cell office:value-type="string">
            <text:p><text:span text:style-name="T41">Admin modals and register components</text:span></text:p>
          </table:table-cell>
          <table:table-cell table:style-name="ce6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5" office:value-type="date" office:date-value="2022-04-27"/>
          <table:table-cell table:style-name="ce6" office:value-type="time" office:time-value="PT21H30M00S"/>
          <table:table-cell table:style-name="ce6" office:value-type="time" office:time-value="PT22H40M00S"/>
          <table:table-cell office:value-type="string">
            <text:p><text:span text:style-name="T42">Better structure and admin pages</text:span></text:p>
          </table:table-cell>
          <table:table-cell table:style-name="ce6" table:formula="of:=[.C38]-[.B38]" office:value-type="time" office:time-value="PT01H10M00S"/>
          <table:table-cell table:number-columns-repeated="1024"/>
        </table:table-row>
        <table:table-row table:style-name="ro40">
          <table:table-cell table:style-name="ce5" office:value-type="date" office:date-value="2022-04-28"/>
          <table:table-cell table:style-name="ce6" office:value-type="time" office:time-value="PT19H20M00S"/>
          <table:table-cell table:style-name="ce6" office:value-type="time" office:time-value="PT19H30M00S"/>
          <table:table-cell office:value-type="string">
            <text:p><text:span text:style-name="T43">Admin Pages and better file structuring</text:span></text:p>
          </table:table-cell>
          <table:table-cell table:style-name="ce6" table:formula="of:=[.C39]-[.B39]" office:value-type="time" office:time-value="PT00H10M00S"/>
          <table:table-cell table:number-columns-repeated="1024"/>
        </table:table-row>
        <table:table-row table:style-name="ro41">
          <table:table-cell table:style-name="ce5" office:value-type="date" office:date-value="2022-04-28"/>
          <table:table-cell table:style-name="ce6" office:value-type="time" office:time-value="PT19H50M00S"/>
          <table:table-cell table:style-name="ce6" office:value-type="time" office:time-value="PT20H25M00S"/>
          <table:table-cell office:value-type="string">
            <text:p><text:span text:style-name="T44">Admin Pages and better file structuring</text:span></text:p>
          </table:table-cell>
          <table:table-cell table:style-name="ce6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5" office:value-type="date" office:date-value="2022-04-28"/>
          <table:table-cell table:style-name="ce6" office:value-type="time" office:time-value="PT20H40M00S"/>
          <table:table-cell table:style-name="ce6" office:value-type="time" office:time-value="PT23H30M00S"/>
          <table:table-cell office:value-type="string">
            <text:p><text:span text:style-name="T45">Admin Pages and better file structuring</text:span></text:p>
          </table:table-cell>
          <table:table-cell table:style-name="ce6" table:formula="of:=[.C41]-[.B41]" office:value-type="time" office:time-value="PT02H50M00S"/>
          <table:table-cell table:number-columns-repeated="1024"/>
        </table:table-row>
        <table:table-row table:style-name="ro43">
          <table:table-cell table:style-name="ce5" office:value-type="date" office:date-value="2022-04-29"/>
          <table:table-cell table:style-name="ce6" office:value-type="time" office:time-value="PT14H05M00S"/>
          <table:table-cell table:style-name="ce6" office:value-type="time" office:time-value="PT15H19M59S"/>
          <table:table-cell office:value-type="string">
            <text:p><text:span text:style-name="T46">Admin settings page</text:span></text:p>
          </table:table-cell>
          <table:table-cell table:style-name="ce6" table:formula="of:=[.C42]-[.B42]" office:value-type="time" office:time-value="PT01H15M00S"/>
          <table:table-cell table:number-columns-repeated="1024"/>
        </table:table-row>
        <table:table-row table:style-name="ro44">
          <table:table-cell table:style-name="ce5" office:value-type="date" office:date-value="2022-04-29"/>
          <table:table-cell table:style-name="ce6" office:value-type="time" office:time-value="PT16H49M59S"/>
          <table:table-cell table:style-name="ce6" office:value-type="time" office:time-value="PT17H50M00S"/>
          <table:table-cell office:value-type="string">
            <text:p><text:span text:style-name="T47">Backend stuff</text:span></text:p>
          </table:table-cell>
          <table:table-cell table:style-name="ce6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5" office:value-type="date" office:date-value="2022-05-01"/>
          <table:table-cell table:style-name="ce6" office:value-type="time" office:time-value="PT17H40M00S"/>
          <table:table-cell table:style-name="ce6" office:value-type="time" office:time-value="PT19H40M00S"/>
          <table:table-cell office:value-type="string">
            <text:p><text:span text:style-name="T48">Tournaments migrations, ER and requests</text:span></text:p>
          </table:table-cell>
          <table:table-cell table:style-name="ce6" table:formula="of:=[.C44]-[.B44]" office:value-type="time" office:time-value="PT02H00M00S"/>
          <table:table-cell table:number-columns-repeated="1024"/>
        </table:table-row>
        <table:table-row table:style-name="ro46">
          <table:table-cell table:style-name="ce5" office:value-type="date" office:date-value="2022-05-01"/>
          <table:table-cell table:style-name="ce6" office:value-type="time" office:time-value="PT22H14M00S"/>
          <table:table-cell table:style-name="ce6" office:value-type="time" office:time-value="PT23H59M00S"/>
          <table:table-cell office:value-type="string">
            <text:p><text:span text:style-name="T49">API auth, tournament controller</text:span></text:p>
          </table:table-cell>
          <table:table-cell table:style-name="ce6" table:formula="of:=[.C45]-[.B45]" office:value-type="time" office:time-value="PT01H45M00S"/>
          <table:table-cell table:number-columns-repeated="1024"/>
        </table:table-row>
        <table:table-row table:style-name="ro47">
          <table:table-cell table:style-name="ce5" office:value-type="date" office:date-value="2022-05-02"/>
          <table:table-cell table:style-name="ce6" office:value-type="time" office:time-value="PT18H49M00S"/>
          <table:table-cell table:style-name="ce6" office:value-type="time" office:time-value="PT23H59M00S"/>
          <table:table-cell office:value-type="string">
            <text:p><text:span text:style-name="T50">Recurring tournaments controller and auth fixes</text:span></text:p>
          </table:table-cell>
          <table:table-cell table:style-name="ce6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5" office:value-type="date" office:date-value="2022-05-03"/>
          <table:table-cell table:style-name="ce6" office:value-type="time" office:time-value="PT18H15M00S"/>
          <table:table-cell table:style-name="ce6" office:value-type="time" office:time-value="PT19H30M00S"/>
          <table:table-cell office:value-type="string">
            <text:p><text:span text:style-name="T51">Create tournament modal</text:span></text:p>
          </table:table-cell>
          <table:table-cell table:style-name="ce6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5" office:value-type="date" office:date-value="2022-05-03"/>
          <table:table-cell table:style-name="ce6" office:value-type="time" office:time-value="PT21H00M00S"/>
          <table:table-cell table:style-name="ce6" office:value-type="time" office:time-value="PT21H20M00S"/>
          <table:table-cell office:value-type="string">
            <text:p><text:span text:style-name="T52">Hostgator credentials and SSH failure</text:span></text:p>
          </table:table-cell>
          <table:table-cell table:style-name="ce6" table:formula="of:=[.C48]-[.B48]" office:value-type="time" office:time-value="PT00H20M00S"/>
          <table:table-cell table:number-columns-repeated="1024"/>
        </table:table-row>
        <table:table-row table:style-name="ro50">
          <table:table-cell table:style-name="ce5" office:value-type="date" office:date-value="2022-05-03"/>
          <table:table-cell table:style-name="ce6" office:value-type="time" office:time-value="PT21H20M00S"/>
          <table:table-cell table:style-name="ce6" office:value-type="time" office:time-value="PT23H00M00S"/>
          <table:table-cell office:value-type="string">
            <text:p><text:span text:style-name="T53">User and tournaments dynamic data, Model adjustments</text:span></text:p>
          </table:table-cell>
          <table:table-cell table:style-name="ce6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5" office:value-type="date" office:date-value="2022-05-04"/>
          <table:table-cell table:style-name="ce6" office:value-type="time" office:time-value="PT00H30M00S"/>
          <table:table-cell table:style-name="ce6" office:value-type="time" office:time-value="PT01H35M00S"/>
          <table:table-cell office:value-type="string">
            <text:p><text:span text:style-name="T54">Dynamic prices landing page and some api resources</text:span></text:p>
          </table:table-cell>
          <table:table-cell table:style-name="ce6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5" office:value-type="date" office:date-value="2022-05-04"/>
          <table:table-cell table:style-name="ce6" office:value-type="time" office:time-value="PT18H10M00S"/>
          <table:table-cell table:style-name="ce6" office:value-type="time" office:time-value="PT20H55M00S"/>
          <table:table-cell office:value-type="string">
            <text:p><text:span text:style-name="T55">Global data and update plan prices</text:span></text:p>
          </table:table-cell>
          <table:table-cell table:style-name="ce6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5" office:value-type="date" office:date-value="2022-05-04"/>
          <table:table-cell table:style-name="ce6" office:value-type="time" office:time-value="PT21H00M00S"/>
          <table:table-cell table:style-name="ce6" office:value-type="time" office:time-value="PT21H30M00S"/>
          <table:table-cell office:value-type="string">
            <text:p><text:span text:style-name="T56">Dynamic users using store</text:span></text:p>
          </table:table-cell>
          <table:table-cell table:style-name="ce6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5" office:value-type="date" office:date-value="2022-05-06"/>
          <table:table-cell table:style-name="ce6" office:value-type="time" office:time-value="PT00H30M00S"/>
          <table:table-cell table:style-name="ce6" office:value-type="time" office:time-value="PT01H30M00S"/>
          <table:table-cell office:value-type="string">
            <text:p><text:span text:style-name="T57">CRUD de notificações</text:span></text:p>
          </table:table-cell>
          <table:table-cell table:style-name="ce6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5" office:value-type="date" office:date-value="2022-05-06"/>
          <table:table-cell table:style-name="ce6" office:value-type="time" office:time-value="PT21H05M00S"/>
          <table:table-cell table:style-name="ce6" office:value-type="time" office:time-value="PT23H59M00S"/>
          <table:table-cell office:value-type="string">
            <text:p><text:span text:style-name="T58">Payment CRUD, EULA upload and Register user modal</text:span></text:p>
          </table:table-cell>
          <table:table-cell table:style-name="ce6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5" office:value-type="date" office:date-value="2022-05-07"/>
          <table:table-cell table:style-name="ce6" office:value-type="time" office:time-value="PT10H10M00S"/>
          <table:table-cell table:style-name="ce6" office:value-type="time" office:time-value="PT10H45M00S"/>
          <table:table-cell office:value-type="string">
            <text:p><text:span text:style-name="T59">notification intervals</text:span></text:p>
          </table:table-cell>
          <table:table-cell table:style-name="ce6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5" office:value-type="date" office:date-value="2022-05-07"/>
          <table:table-cell table:style-name="ce6" office:value-type="time" office:time-value="PT10H55M00S"/>
          <table:table-cell table:style-name="ce6" office:value-type="time" office:time-value="PT12H40M00S"/>
          <table:table-cell office:value-type="string">
            <text:p><text:span text:style-name="T60">CRUD notifications Frontend</text:span></text:p>
          </table:table-cell>
          <table:table-cell table:style-name="ce6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5" office:value-type="date" office:date-value="2022-05-07"/>
          <table:table-cell table:style-name="ce6" office:value-type="time" office:time-value="PT12H40M00S"/>
          <table:table-cell table:style-name="ce6" office:value-type="time" office:time-value="PT14H40M00S"/>
          <table:table-cell office:value-type="string">
            <text:p><text:span text:style-name="T61">Ad backend</text:span></text:p>
          </table:table-cell>
          <table:table-cell table:style-name="ce6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5" office:value-type="date" office:date-value="2022-05-07"/>
          <table:table-cell table:style-name="ce6" office:value-type="time" office:time-value="PT15H46M00S"/>
          <table:table-cell table:style-name="ce6" office:value-type="time" office:time-value="PT17H40M00S"/>
          <table:table-cell office:value-type="string">
            <text:p><text:span text:style-name="T62">Ads CUD</text:span></text:p>
          </table:table-cell>
          <table:table-cell table:style-name="ce6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5" office:value-type="date" office:date-value="2022-05-08"/>
          <table:table-cell table:style-name="ce6" office:value-type="time" office:time-value="PT16H40M00S"/>
          <table:table-cell table:style-name="ce6" office:value-type="time" office:time-value="PT18H40M00S"/>
          <table:table-cell office:value-type="string">
            <text:p><text:span text:style-name="T63">Finish Ads CRUD</text:span></text:p>
          </table:table-cell>
          <table:table-cell table:style-name="ce6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5" office:value-type="date" office:date-value="2022-05-08"/>
          <table:table-cell table:style-name="ce6" office:value-type="time" office:time-value="PT20H50M00S"/>
          <table:table-cell table:style-name="ce6" office:value-type="time" office:time-value="PT22H20M00S"/>
          <table:table-cell office:value-type="string">
            <text:p><text:span text:style-name="T64">Register Stepper</text:span></text:p>
          </table:table-cell>
          <table:table-cell table:style-name="ce6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5" office:value-type="date" office:date-value="2022-05-08"/>
          <table:table-cell table:style-name="ce6" office:value-type="time" office:time-value="PT22H15M00S"/>
          <table:table-cell table:style-name="ce6" office:value-type="time" office:time-value="PT23H59M00S"/>
          <table:table-cell office:value-type="string">
            <text:p><text:span text:style-name="T65">Tournament Plataforms and types</text:span></text:p>
          </table:table-cell>
          <table:table-cell table:style-name="ce6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5" office:value-type="date" office:date-value="2022-05-09"/>
          <table:table-cell table:style-name="ce6" office:value-type="time" office:time-value="PT01H50M00S"/>
          <table:table-cell table:style-name="ce6" office:value-type="time" office:time-value="PT02H40M00S"/>
          <table:table-cell office:value-type="string">
            <text:p><text:span text:style-name="T66">Configuring php, composer, laravel and htaccess for production</text:span></text:p>
          </table:table-cell>
          <table:table-cell table:style-name="ce6" table:formula="of:=[.C62]-[.B62]" office:value-type="time" office:time-value="PT00H50M00S"/>
          <table:table-cell table:number-columns-repeated="1024"/>
        </table:table-row>
        <table:table-row table:style-name="ro64">
          <table:table-cell table:style-name="ce5" office:value-type="date" office:date-value="2022-05-09"/>
          <table:table-cell table:style-name="ce6" office:value-type="time" office:time-value="PT19H30M00S"/>
          <table:table-cell table:style-name="ce6" office:value-type="time" office:time-value="PT22H45M00S"/>
          <table:table-cell office:value-type="string">
            <text:p><text:span text:style-name="T67">Cadastro e aprovação de torneios (com recorrência)</text:span></text:p>
          </table:table-cell>
          <table:table-cell table:style-name="ce6" table:formula="of:=[.C63]-[.B63]" office:value-type="time" office:time-value="PT03H15M00S"/>
          <table:table-cell table:number-columns-repeated="1024"/>
        </table:table-row>
        <table:table-row table:style-name="ro65">
          <table:table-cell table:style-name="ce5" office:value-type="date" office:date-value="2022-05-10"/>
          <table:table-cell table:style-name="ce6" office:value-type="time" office:time-value="PT00H00M00S"/>
          <table:table-cell table:style-name="ce6" office:value-type="time" office:time-value="PT02H00M00S"/>
          <table:table-cell office:value-type="string">
            <text:p><text:span text:style-name="T68">Edição de Torneios e Insights (back e front)</text:span></text:p>
          </table:table-cell>
          <table:table-cell table:style-name="ce6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5" office:value-type="date" office:date-value="2022-05-10"/>
          <table:table-cell table:style-name="ce6" office:value-type="time" office:time-value="PT03H00M00S"/>
          <table:table-cell table:style-name="ce6" office:value-type="time" office:time-value="PT04H05M00S"/>
          <table:table-cell office:value-type="string">
            <text:p><text:span text:style-name="T69">Filtros de torneio e usuário</text:span></text:p>
          </table:table-cell>
          <table:table-cell table:style-name="ce6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5" office:value-type="date" office:date-value="2022-05-10"/>
          <table:table-cell table:style-name="ce6" office:value-type="time" office:time-value="PT11H55M00S"/>
          <table:table-cell table:style-name="ce6" office:value-type="time" office:time-value="PT12H45M00S"/>
          <table:table-cell office:value-type="string">
            <text:p><text:span text:style-name="T70">Filtros restantes de admin</text:span></text:p>
          </table:table-cell>
          <table:table-cell table:style-name="ce6" table:formula="of:=[.C66]-[.B66]" office:value-type="time" office:time-value="PT00H50M00S"/>
          <table:table-cell table:number-columns-repeated="1024"/>
        </table:table-row>
        <table:table-row table:style-name="ro68">
          <table:table-cell table:style-name="ce5" office:value-type="date" office:date-value="2022-05-10"/>
          <table:table-cell table:style-name="ce6" office:value-type="time" office:time-value="PT12H45M00S"/>
          <table:table-cell table:style-name="ce6" office:value-type="time" office:time-value="PT13H25M00S"/>
          <table:table-cell office:value-type="string">
            <text:p><text:span text:style-name="T71">Início da publicação admin</text:span></text:p>
          </table:table-cell>
          <table:table-cell table:style-name="ce6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5" office:value-type="date" office:date-value="2022-05-10"/>
          <table:table-cell table:style-name="ce6" office:value-type="time" office:time-value="PT18H42M00S"/>
          <table:table-cell table:style-name="ce6" office:value-type="time" office:time-value="PT19H20M00S"/>
          <table:table-cell office:value-type="string">
            <text:p><text:span text:style-name="T72">Publicação admin</text:span></text:p>
          </table:table-cell>
          <table:table-cell table:style-name="ce6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5" office:value-type="date" office:date-value="2022-05-11"/>
          <table:table-cell table:style-name="ce6" office:value-type="time" office:time-value="PT16H55M00S"/>
          <table:table-cell table:style-name="ce6" office:value-type="time" office:time-value="PT18H10M00S"/>
          <table:table-cell office:value-type="string">
            <text:p><text:span text:style-name="T73">Testes iniciais admin</text:span></text:p>
          </table:table-cell>
          <table:table-cell table:style-name="ce6" table:formula="of:=[.C69]-[.B69]" office:value-type="time" office:time-value="PT01H15M00S"/>
          <table:table-cell table:number-columns-repeated="1024"/>
        </table:table-row>
        <table:table-row table:style-name="ro71">
          <table:table-cell table:style-name="ce5" office:value-type="date" office:date-value="2022-05-13"/>
          <table:table-cell table:style-name="ce6" office:value-type="time" office:time-value="PT01H15M00S"/>
          <table:table-cell table:style-name="ce6" office:value-type="time" office:time-value="PT01H54M59S"/>
          <table:table-cell office:value-type="string">
            <text:p><text:span text:style-name="T74">Favicon and password reset and update pages</text:span></text:p>
          </table:table-cell>
          <table:table-cell table:style-name="ce6" table:formula="of:=[.C70]-[.B70]" office:value-type="time" office:time-value="PT00H40M00S"/>
          <table:table-cell table:number-columns-repeated="1024"/>
        </table:table-row>
        <table:table-row table:style-name="ro72">
          <table:table-cell table:style-name="ce5" office:value-type="date" office:date-value="2022-05-13"/>
          <table:table-cell table:style-name="ce6" office:value-type="time" office:time-value="PT01H54M59S"/>
          <table:table-cell table:style-name="ce6" office:value-type="time" office:time-value="PT02H15M00S"/>
          <table:table-cell office:value-type="string">
            <text:p><text:span text:style-name="T75">Página de torneios client integrada</text:span></text:p>
          </table:table-cell>
          <table:table-cell table:style-name="ce6" table:formula="of:=[.C71]-[.B71]" office:value-type="time" office:time-value="PT00H20M00S"/>
          <table:table-cell table:number-columns-repeated="1024"/>
        </table:table-row>
        <table:table-row table:style-name="ro73">
          <table:table-cell table:style-name="ce5" office:value-type="date" office:date-value="2022-05-13"/>
          <table:table-cell table:style-name="ce6" office:value-type="time" office:time-value="PT02H20M00S"/>
          <table:table-cell table:style-name="ce6" office:value-type="time" office:time-value="PT04H05M00S"/>
          <table:table-cell office:value-type="string">
            <text:p><text:span text:style-name="T76">Fixed timeInput</text:span></text:p>
          </table:table-cell>
          <table:table-cell table:style-name="ce6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5" office:value-type="date" office:date-value="2022-05-13"/>
          <table:table-cell table:style-name="ce6" office:value-type="time" office:time-value="PT04H05M00S"/>
          <table:table-cell table:style-name="ce6" office:value-type="time" office:time-value="PT04H40M00S"/>
          <table:table-cell office:value-type="string">
            <text:p><text:span text:style-name="T77">Fixed htaccess redirects</text:span></text:p>
          </table:table-cell>
          <table:table-cell table:style-name="ce6" table:formula="of:=[.C73]-[.B73]" office:value-type="time" office:time-value="PT00H35M00S"/>
          <table:table-cell table:number-columns-repeated="1024"/>
        </table:table-row>
        <table:table-row table:style-name="ro75">
          <table:table-cell table:style-name="ce5" office:value-type="date" office:date-value="2022-05-20"/>
          <table:table-cell table:style-name="ce6" office:value-type="time" office:time-value="PT20H50M00S"/>
          <table:table-cell table:style-name="ce6" office:value-type="time" office:time-value="PT22H50M00S"/>
          <table:table-cell office:value-type="string">
            <text:p><text:span text:style-name="T78">Show notifications from user backend</text:span></text:p>
          </table:table-cell>
          <table:table-cell table:style-name="ce6" table:formula="of:=[.C74]-[.B74]" office:value-type="time" office:time-value="PT02H00M00S"/>
          <table:table-cell table:number-columns-repeated="1024"/>
        </table:table-row>
        <table:table-row table:style-name="ro76">
          <table:table-cell table:style-name="ce5" office:value-type="date" office:date-value="2022-05-21"/>
          <table:table-cell table:style-name="ce6" office:value-type="time" office:time-value="PT18H19M59S"/>
          <table:table-cell table:style-name="ce6" office:value-type="time" office:time-value="PT19H20M00S"/>
          <table:table-cell office:value-type="string">
            <text:p><text:span text:style-name="T79">Notifications fetch frontend</text:span></text:p>
          </table:table-cell>
          <table:table-cell table:style-name="ce6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5" office:value-type="date" office:date-value="2022-05-21"/>
          <table:table-cell table:style-name="ce6" office:value-type="time" office:time-value="PT19H40M00S"/>
          <table:table-cell table:style-name="ce6" office:value-type="time" office:time-value="PT21H35M00S"/>
          <table:table-cell office:value-type="string">
            <text:p><text:span text:style-name="T80">Enable regular notification modal</text:span></text:p>
          </table:table-cell>
          <table:table-cell table:style-name="ce6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5" office:value-type="date" office:date-value="2022-05-22"/>
          <table:table-cell table:style-name="ce6" office:value-type="time" office:time-value="PT17H50M00S"/>
          <table:table-cell table:style-name="ce6" office:value-type="time" office:time-value="PT18H30M00S"/>
          <table:table-cell office:value-type="string">
            <text:p><text:span text:style-name="T81">Enable regular notification integration</text:span></text:p>
          </table:table-cell>
          <table:table-cell table:style-name="ce6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5" office:value-type="date" office:date-value="2022-05-22"/>
          <table:table-cell table:style-name="ce6" office:value-type="time" office:time-value="PT18H40M00S"/>
          <table:table-cell table:style-name="ce6" office:value-type="time" office:time-value="PT19H20M00S"/>
          <table:table-cell office:value-type="string">
            <text:p><text:span text:style-name="T82">Install serviceworker</text:span></text:p>
          </table:table-cell>
          <table:table-cell table:style-name="ce6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5" office:value-type="date" office:date-value="2022-05-23"/>
          <table:table-cell table:style-name="ce6" office:value-type="time" office:time-value="PT17H00M00S"/>
          <table:table-cell table:style-name="ce6" office:value-type="time" office:time-value="PT18H00M00S"/>
          <table:table-cell office:value-type="string">
            <text:p><text:span text:style-name="T83">Notificações sendo exibidas, a princípio</text:span></text:p>
          </table:table-cell>
          <table:table-cell table:style-name="ce6" table:formula="of:=[.C79]-[.B79]" office:value-type="time" office:time-value="PT01H00M00S"/>
          <table:table-cell table:number-columns-repeated="1024"/>
        </table:table-row>
        <table:table-row table:style-name="ro81">
          <table:table-cell table:style-name="ce5" office:value-type="date" office:date-value="2022-05-23"/>
          <table:table-cell table:style-name="ce6" office:value-type="time" office:time-value="PT18H40M00S"/>
          <table:table-cell table:style-name="ce6" office:value-type="time" office:time-value="PT22H20M00S"/>
          <table:table-cell office:value-type="string">
            <text:p><text:span text:style-name="T84">Notificações sendo exibidas, a princípio</text:span></text:p>
          </table:table-cell>
          <table:table-cell table:style-name="ce6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5" office:value-type="date" office:date-value="2022-05-25"/>
          <table:table-cell table:style-name="ce6" office:value-type="time" office:time-value="PT15H40M00S"/>
          <table:table-cell table:style-name="ce6" office:value-type="time" office:time-value="PT17H20M00S"/>
          <table:table-cell office:value-type="string">
            <text:p><text:span text:style-name="T85">Instalando ambiente no notebook</text:span></text:p>
          </table:table-cell>
          <table:table-cell table:style-name="ce6" table:formula="of:=[.C81]-[.B81]" office:value-type="time" office:time-value="PT01H40M00S"/>
          <table:table-cell table:number-columns-repeated="1024"/>
        </table:table-row>
        <table:table-row table:style-name="ro83">
          <table:table-cell table:style-name="ce5" office:value-type="date" office:date-value="2022-05-25"/>
          <table:table-cell table:style-name="ce6" office:value-type="time" office:time-value="PT17H20M00S"/>
          <table:table-cell table:style-name="ce6" office:value-type="time" office:time-value="PT18H19M59S"/>
          <table:table-cell office:value-type="string">
            <text:p><text:span text:style-name="T86">Disable notifications back e front</text:span></text:p>
          </table:table-cell>
          <table:table-cell table:style-name="ce6" table:formula="of:=[.C82]-[.B82]" office:value-type="time" office:time-value="PT01H00M00S"/>
          <table:table-cell table:number-columns-repeated="1024"/>
        </table:table-row>
        <table:table-row table:style-name="ro84">
          <table:table-cell table:style-name="ce5" office:value-type="date" office:date-value="2022-05-25"/>
          <table:table-cell table:style-name="ce6" office:value-type="time" office:time-value="PT19H20M00S"/>
          <table:table-cell table:style-name="ce6" office:value-type="time" office:time-value="PT22H00M00S"/>
          <table:table-cell office:value-type="string">
            <text:p><text:span text:style-name="T87">Setup new environment</text:span></text:p>
          </table:table-cell>
          <table:table-cell table:style-name="ce6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5" office:value-type="date" office:date-value="2022-05-27"/>
          <table:table-cell table:style-name="ce6" office:value-type="time" office:time-value="PT20H30M00S"/>
          <table:table-cell table:style-name="ce6" office:value-type="time" office:time-value="PT22H10M00S"/>
          <table:table-cell office:value-type="string">
            <text:p><text:span text:style-name="T88">Visão geral dos protocolos do mercadopago</text:span></text:p>
          </table:table-cell>
          <table:table-cell table:style-name="ce6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5" office:value-type="date" office:date-value="2022-05-30"/>
          <table:table-cell table:style-name="ce6" office:value-type="time" office:time-value="PT15H19M59S"/>
          <table:table-cell table:style-name="ce6" office:value-type="time" office:time-value="PT17H20M00S"/>
          <table:table-cell office:value-type="string">
            <text:p><text:span text:style-name="T89">Leitura e testes com API mercadopago</text:span></text:p>
          </table:table-cell>
          <table:table-cell table:style-name="ce6" table:formula="of:=[.C85]-[.B85]" office:value-type="time" office:time-value="PT02H00M00S"/>
          <table:table-cell table:number-columns-repeated="1024"/>
        </table:table-row>
        <table:table-row table:style-name="ro87">
          <table:table-cell table:style-name="ce5" office:value-type="date" office:date-value="2022-05-30"/>
          <table:table-cell table:style-name="ce6" office:value-type="time" office:time-value="PT18H50M00S"/>
          <table:table-cell table:style-name="ce6" office:value-type="time" office:time-value="PT20H05M00S"/>
          <table:table-cell office:value-type="string">
            <text:p><text:span text:style-name="T90">Exemplo mercadopago frontend and fix bugs</text:span></text:p>
          </table:table-cell>
          <table:table-cell table:style-name="ce6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5" office:value-type="date" office:date-value="2022-05-30"/>
          <table:table-cell table:style-name="ce6" office:value-type="time" office:time-value="PT20H50M00S"/>
          <table:table-cell table:style-name="ce6" office:value-type="time" office:time-value="PT21H40M00S"/>
          <table:table-cell office:value-type="string">
            <text:p><text:span text:style-name="T91">Arrumando ambiente de integração</text:span></text:p>
          </table:table-cell>
          <table:table-cell table:style-name="ce6" table:formula="of:=[.C87]-[.B87]" office:value-type="time" office:time-value="PT00H50M00S"/>
          <table:table-cell table:number-columns-repeated="1024"/>
        </table:table-row>
        <table:table-row table:style-name="ro89">
          <table:table-cell table:style-name="ce5" office:value-type="date" office:date-value="2022-05-30"/>
          <table:table-cell table:style-name="ce6" office:value-type="time" office:time-value="PT21H40M00S"/>
          <table:table-cell table:style-name="ce6" office:value-type="time" office:time-value="PT23H30M00S"/>
          <table:table-cell office:value-type="string">
            <text:p><text:span text:style-name="T92">Mentoria e card token enviado</text:span></text:p>
          </table:table-cell>
          <table:table-cell table:style-name="ce6" table:formula="of:=[.C88]-[.B88]" office:value-type="time" office:time-value="PT01H50M00S"/>
          <table:table-cell table:number-columns-repeated="1024"/>
        </table:table-row>
        <table:table-row table:style-name="ro90">
          <table:table-cell table:style-name="ce5" office:value-type="date" office:date-value="2022-06-03"/>
          <table:table-cell table:style-name="ce6" office:value-type="time" office:time-value="PT11H35M00S"/>
          <table:table-cell table:style-name="ce6" office:value-type="time" office:time-value="PT12H10M00S"/>
          <table:table-cell office:value-type="string">
            <text:p><text:span text:style-name="T93">Alterar dados do usuário (front)</text:span></text:p>
          </table:table-cell>
          <table:table-cell table:style-name="ce6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5" office:value-type="date" office:date-value="2022-06-03"/>
          <table:table-cell table:style-name="ce6" office:value-type="time" office:time-value="PT13H49M59S"/>
          <table:table-cell table:style-name="ce6" office:value-type="time" office:time-value="PT14H50M00S"/>
          <table:table-cell office:value-type="string">
            <text:p><text:span text:style-name="T94">Exibir ícones de notificação</text:span></text:p>
          </table:table-cell>
          <table:table-cell table:style-name="ce6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5" office:value-type="date" office:date-value="2022-06-03"/>
          <table:table-cell table:style-name="ce6" office:value-type="time" office:time-value="PT15H50M00S"/>
          <table:table-cell table:style-name="ce6" office:value-type="time" office:time-value="PT17H50M00S"/>
          <table:table-cell office:value-type="string">
            <text:p><text:span text:style-name="T95">Change payment_method</text:span></text:p>
          </table:table-cell>
          <table:table-cell table:style-name="ce6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5" office:value-type="date" office:date-value="2022-06-03"/>
          <table:table-cell table:style-name="ce6" office:value-type="time" office:time-value="PT21H20M00S"/>
          <table:table-cell table:style-name="ce6" office:value-type="time" office:time-value="PT23H35M00S"/>
          <table:table-cell office:value-type="string">
            <text:p><text:span text:style-name="T96">Testes e correções de bug</text:span></text:p>
          </table:table-cell>
          <table:table-cell table:style-name="ce6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5" office:value-type="date" office:date-value="2022-06-04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97">Bug fixes, Load ads, View user page</text:span></text:p>
          </table:table-cell>
          <table:table-cell table:style-name="ce6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5" office:value-type="date" office:date-value="2022-06-04"/>
          <table:table-cell table:style-name="ce6" office:value-type="time" office:time-value="PT17H50M00S"/>
          <table:table-cell table:style-name="ce6" office:value-type="time" office:time-value="PT18H15M00S"/>
          <table:table-cell office:value-type="string">
            <text:p><text:span text:style-name="T98">Translate pt-BR and fix timezone</text:span></text:p>
          </table:table-cell>
          <table:table-cell table:style-name="ce6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5" office:value-type="date" office:date-value="2022-06-04"/>
          <table:table-cell table:style-name="ce6" office:value-type="time" office:time-value="PT21H00M00S"/>
          <table:table-cell table:style-name="ce6" office:value-type="time" office:time-value="PT21H55M00S"/>
          <table:table-cell office:value-type="string">
            <text:p><text:span text:style-name="T99">Finished view user page</text:span></text:p>
          </table:table-cell>
          <table:table-cell table:style-name="ce6" table:formula="of:=[.C95]-[.B95]" office:value-type="time" office:time-value="PT00H54M58S"/>
          <table:table-cell table:number-columns-repeated="1024"/>
        </table:table-row>
        <table:table-row table:style-name="ro97">
          <table:table-cell table:style-name="ce8" office:value-type="date" office:date-value="2022-06-05"/>
          <table:table-cell table:style-name="ce9" office:value-type="time" office:time-value="PT18H30M00S"/>
          <table:table-cell table:style-name="ce9" office:value-type="time" office:time-value="PT19H25M00S"/>
          <table:table-cell office:value-type="string">
            <text:p>Recorrência quinzenal ajustada</text:p>
          </table:table-cell>
          <table:table-cell table:style-name="ce6" table:formula="of:=[.C96]-[.B96]" office:value-type="time" office:time-value="PT00H54M59S"/>
          <table:table-cell table:number-columns-repeated="1024"/>
        </table:table-row>
        <table:table-row table:style-name="ro98">
          <table:table-cell table:number-columns-repeated="4"/>
          <table:table-cell table:style-name="ce6" table:formula="of:=[.C97]-[.B97]" office:value-type="time" office:time-value="PT00H00M00S"/>
          <table:table-cell table:number-columns-repeated="1024"/>
        </table:table-row>
        <table:table-row table:style-name="ro99">
          <table:table-cell table:number-columns-repeated="1024"/>
        </table:table-row>
        <table:table-row table:style-name="ro100">
          <table:table-cell table:number-columns-repeated="1024"/>
        </table:table-row>
        <table:table-row table:style-name="ro101">
          <table:table-cell table:number-columns-repeated="4"/>
          <table:table-cell table:style-name="ce6"/>
          <table:table-cell table:number-columns-repeated="1024"/>
        </table:table-row>
        <table:table-row table:style-name="ro102">
          <table:table-cell table:number-columns-repeated="4"/>
          <table:table-cell table:style-name="ce6"/>
          <table:table-cell table:number-columns-repeated="1024"/>
        </table:table-row>
        <table:table-row table:style-name="ro10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date-style style:name="NF10001">
      <number:day number:style="long"/>
      <number:text>/</number:text>
      <number:month number:style="long"/>
      <number:text>/</number:text>
      <number:year number:style="long"/>
    </number:date-style>
    <number:time-style style:name="NF10002">
      <number:hours number:style="long"/>
      <number:text>:</number:text>
      <number:minutes number:style="long"/>
      <number:text>:</number:text>
      <number:seconds number:style="long"/>
    </number:time-style>
    <number:number-style style:name="NF10004">
      <number:number number:decimal-places="2" number:min-integer-digits="1"/>
    </number:number-style>
    <number:date-style style:name="NF10005">
      <number:day number:style="short"/>
      <number:text>-</number:text>
      <number:month number:textual="true" number:style="short"/>
    </number:date-style>
    <number:time-style style:name="NF10006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19.86cm" fo:min-height="19.86cm"/>
      </style:header-style>
      <style:footer-style>
        <style:header-footer-properties svg:height="19.86cm" fo:min-height="19.86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